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99cm" fo:margin-bottom="0cm" loext:contextual-spacing="false" fo:line-height="100%" fo:text-align="justify" style:justify-single-word="false" style:writing-mode="page"/>
      <style:text-properties officeooo:rsid="001c09e1" officeooo:paragraph-rsid="001c09e1"/>
    </style:style>
    <style:style style:name="P2" style:family="paragraph" style:parent-style-name="Standard">
      <style:paragraph-properties fo:margin-top="0.199cm" fo:margin-bottom="0cm" loext:contextual-spacing="false" fo:line-height="100%" fo:text-align="justify" style:justify-single-word="false" style:writing-mode="page"/>
      <style:text-properties fo:font-weight="bold" officeooo:rsid="001d5488" officeooo:paragraph-rsid="001d5488" style:font-weight-asian="bold" style:font-weight-complex="bold"/>
    </style:style>
    <style:style style:name="P3" style:family="paragraph" style:parent-style-name="Standard">
      <style:paragraph-properties fo:margin-top="0.199cm" fo:margin-bottom="0cm" loext:contextual-spacing="false" fo:line-height="100%" fo:text-align="justify" style:justify-single-word="false" style:writing-mode="page"/>
      <style:text-properties officeooo:rsid="001d5488" officeooo:paragraph-rsid="001d5488"/>
    </style:style>
    <style:style style:name="P4" style:family="paragraph" style:parent-style-name="Standard">
      <style:paragraph-properties fo:margin-top="0.199cm" fo:margin-bottom="0cm" loext:contextual-spacing="false" fo:line-height="100%" fo:text-align="center" style:justify-single-word="false" style:writing-mode="page"/>
      <style:text-properties fo:font-variant="small-caps" fo:font-size="14pt" fo:font-weight="bold" officeooo:rsid="001c09e1" officeooo:paragraph-rsid="001c09e1" style:font-size-asian="14pt" style:font-weight-asian="bold" style:font-size-complex="14pt" style:font-weight-complex="bold" loext:shadow="none"/>
    </style:style>
    <style:style style:name="P5" style:family="paragraph" style:parent-style-name="Standard">
      <style:paragraph-properties fo:margin-top="0.199cm" fo:margin-bottom="0cm" loext:contextual-spacing="false" fo:line-height="100%" fo:text-align="end" style:justify-single-word="false" style:writing-mode="page"/>
      <style:text-properties fo:font-size="12pt" fo:font-weight="normal" officeooo:rsid="001d5488" officeooo:paragraph-rsid="001d5488" style:font-size-asian="12pt" style:font-weight-asian="normal" style:font-size-complex="12pt" style:font-weight-complex="normal"/>
    </style:style>
    <style:style style:name="P6" style:family="paragraph" style:parent-style-name="Standard">
      <style:paragraph-properties fo:margin-top="0.199cm" fo:margin-bottom="0cm" loext:contextual-spacing="false" fo:line-height="100%" fo:text-align="justify" style:justify-single-word="false" style:writing-mode="page"/>
      <style:text-properties officeooo:rsid="0025ecb0" officeooo:paragraph-rsid="0025ecb0"/>
    </style:style>
    <style:style style:name="P7" style:family="paragraph" style:parent-style-name="Standard" style:list-style-name="L1">
      <style:paragraph-properties fo:margin-top="0.199cm" fo:margin-bottom="0cm" loext:contextual-spacing="false" fo:line-height="100%" fo:text-align="justify" style:justify-single-word="false" style:writing-mode="page"/>
      <style:text-properties officeooo:rsid="0025ecb0" officeooo:paragraph-rsid="0026bc42"/>
    </style:style>
    <style:style style:name="P8" style:family="paragraph" style:parent-style-name="Standard" style:list-style-name="L2">
      <style:paragraph-properties fo:margin-top="0.199cm" fo:margin-bottom="0cm" loext:contextual-spacing="false" fo:line-height="100%" fo:text-align="justify" style:justify-single-word="false" style:writing-mode="page"/>
      <style:text-properties officeooo:rsid="0025ecb0" officeooo:paragraph-rsid="0025ecb0"/>
    </style:style>
    <style:style style:name="P9" style:family="paragraph" style:parent-style-name="Standard">
      <style:paragraph-properties fo:margin-top="0.199cm" fo:margin-bottom="0cm" loext:contextual-spacing="false" fo:line-height="100%" fo:text-align="justify" style:justify-single-word="false" style:writing-mode="page"/>
      <style:text-properties fo:font-weight="bold" officeooo:rsid="001d5488" officeooo:paragraph-rsid="001d5488" style:font-weight-asian="bold" style:font-weight-complex="bold"/>
    </style:style>
    <style:style style:name="P10" style:family="paragraph" style:parent-style-name="Standard">
      <style:paragraph-properties fo:margin-top="0.199cm" fo:margin-bottom="0cm" loext:contextual-spacing="false" fo:line-height="100%" fo:text-align="justify" style:justify-single-word="false" style:writing-mode="page"/>
      <style:text-properties fo:font-weight="bold" officeooo:rsid="0025ecb0" officeooo:paragraph-rsid="0025ecb0" style:font-weight-asian="bold" style:font-weight-complex="bold"/>
    </style:style>
    <style:style style:name="P11" style:family="paragraph" style:parent-style-name="Standard">
      <style:paragraph-properties fo:margin-top="0.199cm" fo:margin-bottom="0cm" loext:contextual-spacing="false" fo:line-height="100%" fo:text-align="justify" style:justify-single-word="false" style:writing-mode="page"/>
      <style:text-properties fo:font-weight="bold" officeooo:rsid="0026bc42" officeooo:paragraph-rsid="0026bc42" style:font-weight-asian="bold" style:font-weight-complex="bold"/>
    </style:style>
    <style:style style:name="P12" style:family="paragraph" style:parent-style-name="Standard">
      <style:paragraph-properties fo:margin-top="0.199cm" fo:margin-bottom="0cm" loext:contextual-spacing="false" fo:line-height="100%" fo:text-align="justify" style:justify-single-word="false" style:writing-mode="page"/>
      <style:text-properties officeooo:rsid="001c09e1" officeooo:paragraph-rsid="001c09e1"/>
    </style:style>
    <style:style style:name="P13" style:family="paragraph" style:parent-style-name="Standard" style:list-style-name="L2">
      <style:paragraph-properties fo:margin-top="0.199cm" fo:margin-bottom="0cm" loext:contextual-spacing="false" fo:line-height="100%" fo:text-align="justify" style:justify-single-word="false" style:writing-mode="page"/>
      <style:text-properties officeooo:rsid="0026bc42" officeooo:paragraph-rsid="0026bc42"/>
    </style:style>
    <style:style style:name="P14" style:family="paragraph" style:parent-style-name="Standard">
      <style:paragraph-properties fo:margin-top="0.199cm" fo:margin-bottom="0cm" loext:contextual-spacing="false" fo:line-height="100%" fo:text-align="justify" style:justify-single-word="false" style:writing-mode="page"/>
      <style:text-properties officeooo:rsid="0026bc42" officeooo:paragraph-rsid="0026bc42"/>
    </style:style>
    <style:style style:name="P15" style:family="paragraph" style:parent-style-name="Standard">
      <style:paragraph-properties fo:margin-top="0.199cm" fo:margin-bottom="0cm" loext:contextual-spacing="false" fo:line-height="100%" fo:text-align="center" style:justify-single-word="false" style:writing-mode="page"/>
      <style:text-properties fo:font-size="14pt" fo:font-weight="bold" officeooo:rsid="001c09e1" officeooo:paragraph-rsid="001c09e1" style:font-size-asian="14pt" style:font-weight-asian="bold" style:font-size-complex="14pt" style:font-weight-complex="bold"/>
    </style:style>
    <style:style style:name="P16" style:family="paragraph" style:parent-style-name="Standard" style:list-style-name="L5">
      <style:paragraph-properties fo:margin-top="0.199cm" fo:margin-bottom="0cm" loext:contextual-spacing="false" fo:line-height="100%" fo:text-align="justify" style:justify-single-word="false" style:writing-mode="page"/>
      <style:text-properties fo:font-weight="normal" officeooo:rsid="0026bc42" officeooo:paragraph-rsid="0026bc42" style:font-weight-asian="normal" style:font-weight-complex="normal"/>
    </style:style>
    <style:style style:name="P17" style:family="paragraph" style:parent-style-name="Standard">
      <style:paragraph-properties fo:margin-top="0.199cm" fo:margin-bottom="0cm" loext:contextual-spacing="false" fo:line-height="100%" fo:text-align="justify" style:justify-single-word="false" style:writing-mode="page"/>
      <style:text-properties fo:font-weight="normal" officeooo:rsid="0026bc42" officeooo:paragraph-rsid="0026bc42" style:font-weight-asian="normal" style:font-weight-complex="normal"/>
    </style:style>
    <style:style style:name="P18" style:family="paragraph" style:parent-style-name="Standard" style:list-style-name="L6">
      <style:paragraph-properties fo:margin-top="0.199cm" fo:margin-bottom="0cm" loext:contextual-spacing="false" fo:line-height="100%" fo:text-align="justify" style:justify-single-word="false" style:writing-mode="page"/>
      <style:text-properties fo:font-weight="normal" officeooo:rsid="0027a57f" officeooo:paragraph-rsid="0027a57f" style:font-weight-asian="normal" style:font-weight-complex="normal"/>
    </style:style>
    <style:style style:name="P19" style:family="paragraph" style:parent-style-name="Standard" style:list-style-name="L5">
      <style:paragraph-properties fo:margin-top="0.199cm" fo:margin-bottom="0cm" loext:contextual-spacing="false" fo:line-height="100%" fo:text-align="justify" style:justify-single-word="false" style:writing-mode="page"/>
      <style:text-properties fo:font-weight="normal" officeooo:rsid="0027a57f" officeooo:paragraph-rsid="0027a57f" style:font-weight-asian="normal" style:font-weight-complex="normal"/>
    </style:style>
    <style:style style:name="T1" style:family="text">
      <style:text-properties officeooo:rsid="0025ecb0"/>
    </style:style>
    <style:style style:name="T2" style:family="text">
      <style:text-properties officeooo:rsid="0026bc42"/>
    </style:style>
    <style:style style:name="T3" style:family="text">
      <style:text-properties fo:font-variant="small-caps" officeooo:rsid="0025ecb0" loext:shadow="none"/>
    </style:style>
    <style:style style:name="T4" style:family="text">
      <style:text-properties fo:font-variant="small-caps" loext:shadow="none"/>
    </style:style>
    <style:style style:name="T5" style:family="text">
      <style:text-properties fo:font-weight="normal" style:font-weight-asian="normal" style:font-weight-complex="normal"/>
    </style:style>
    <style:style style:name="T6" style:family="text">
      <style:text-properties officeooo:rsid="0027a57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ylviane Vieira</text:p>
      <text:p text:style-name="P5">LP DA2I</text:p>
      <text:p text:style-name="P4">Conférence n°<text:span text:style-name="T1">3</text:span></text:p>
      <text:p text:style-name="P4">Le <text:span text:style-name="T1">Scrum : une méthode agile</text:span></text:p>
      <text:p text:style-name="P15"><text:span text:style-name="T3">François Pruvost</text:span><text:span text:style-name="T4"> – </text:span><text:span text:style-name="T3">Neoledge</text:span></text:p>
      <text:p text:style-name="P15"><text:span text:style-name="T3"/></text:p>
      <text:p text:style-name="P2">L’intervenant</text:p>
      <text:p text:style-name="P6">François Pruvost est Product Owner chez Neoledge (Archimed).</text:p>
      <text:p text:style-name="P1">Il <text:span text:style-name="T1">appartient à la promotion 2003 de la licence professionnelle DA2I.Il a été recruté en tant que développeur chez Archimed suite à son stage. Il a évolué de développeur à Scrum Master pour devenir Product Owner sur le logiciel de GED Elise, n°1 en France.</text:span></text:p>
      <text:p text:style-name="P1"/>
      <text:p text:style-name="P10">Les processus Agil<text:span text:style-name="T2">e</text:span></text:p>
      <text:list xml:id="list3609838477412010250" text:style-name="L1">
        <text:list-item>
          <text:p text:style-name="P7"><text:span text:style-name="T2">approche réactive et itérative d’organisation du travail et focus sur la satisfaction clients</text:span></text:p>
        </text:list-item>
      </text:list>
      <text:list xml:id="list2597276904386085958" text:style-name="L2">
        <text:list-item>
          <text:p text:style-name="P8">l’objectif étant de développer un objet fonctionnel au bout de chaque période de sprin</text:p>
        </text:list-item>
        <text:list-item>
          <text:p text:style-name="P8">implique une relation constante et une implication des personnes extérieures clients et partenaires</text:p>
        </text:list-item>
        <text:list-item>
          <text:p text:style-name="P8">l’équipe de développeurs s’organise en autonomie pour la répartition des tâches et la fixation des temps nécessaires à leur réalisation</text:p>
        </text:list-item>
        <text:list-item>
          <text:p text:style-name="P8">valorisation : au bout de la période, chacun montre ses réalisations</text:p>
        </text:list-item>
        <text:list-item>
          <text:p text:style-name="P13">utilisées par 95 % des grands grands groupes dans 34 % de leur service (dont 50 % Scrum) </text:p>
        </text:list-item>
      </text:list>
      <text:p text:style-name="P3"/>
      <text:p text:style-name="P2">Caractéristiques <text:span text:style-name="T2">du Scrum</text:span></text:p>
      <text:list xml:id="list7743034351237572217" text:style-name="L6">
        <text:list-item>
          <text:p text:style-name="P18">manifeste du Scrum</text:p>
        </text:list-item>
      </text:list>
      <text:list xml:id="list988570392375308262" text:style-name="L5">
        <text:list-item>
          <text:p text:style-name="P16">fonctionnement en sprint : périodes de développement de 2 à 4 semaines maximum</text:p>
        </text:list-item>
        <text:list-item>
          <text:p text:style-name="P16">équipes de 5 à 10 personnes regroupant tous les rôles, <text:span text:style-name="T6">impliquées à plein temps sur le projet</text:span></text:p>
        </text:list-item>
        <text:list-item>
          <text:p text:style-name="P19">implication et échanges réguliers avec le client</text:p>
        </text:list-item>
        <text:list-item>
          <text:p text:style-name="P16">engagement individuel sur les tâches et planning poker</text:p>
        </text:list-item>
        <text:list-item>
          <text:p text:style-name="P16">Scrum quotidien (15mn max), debout, sans le Product Owner, animé par le Scrum Master</text:p>
        </text:list-item>
        <text:list-item>
          <text:p text:style-name="P16">debrief de 15 à 30mn sur le DONE à chaque fin de période</text:p>
        </text:list-item>
      </text:list>
      <text:p text:style-name="P17"/>
      <text:p text:style-name="P11">Mon avis sur la conférence</text:p>
      <text:p text:style-name="P17">Un intérêt tout particulier puisqu’il s’agit de l’entreprise au sein de laquelle j’effectue mon alternance. Je vais par ailleurs être intégrée au prochain sprint de l’équipe de développeurs de la division BibDoc d’Archimed.</text:p>
      <text:p text:style-name="P14"><text:span text:style-name="T5">J’ai surtout trouvé François Pruvost très impliqué dans sa volonté de nous faire adhérer à cette méthodologie de travail qu’il a impulsée chez Archimed il y a 4 ans et qui semble avoir visiblement fait croître la motivation, la valorisation et l’implication des développe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9:30:18.226000000</meta:creation-date>
    <dc:date>2017-10-12T21:14:02.976338104</dc:date>
    <meta:editing-duration>PT19M14S</meta:editing-duration>
    <meta:editing-cycles>6</meta:editing-cycles>
    <meta:generator>LibreOffice/5.1.6.2$Linux_X86_64 LibreOffice_project/10m0$Build-2</meta:generator>
    <meta:document-statistic meta:table-count="0" meta:image-count="0" meta:object-count="0" meta:page-count="1" meta:paragraph-count="26" meta:word-count="334" meta:character-count="2002" meta:non-whitespace-character-count="1705"/>
  </office:meta>
</office:document-meta>
</file>